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2B000000D3136611B3B0F463B1.jpg" manifest:media-type="image/jpeg"/>
  <manifest:file-entry manifest:full-path="Pictures/100002010000051F0000008A1B8BE16D07BC7DA5.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charset="x-symbol"/>
    <style:font-face style:name="Symbol" svg:font-family="Symbol" style:font-adornments="Regular" style:font-pitch="variable" style:font-charset="x-symbol"/>
    <style:font-face style:name="FreeSans" svg:font-family="FreeSans" style:font-family-generic="swiss"/>
    <style:font-face style:name="Lucidasans"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Wingdings1"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5.8272in" style:type="right"/>
        </style:tab-stops>
      </style:paragraph-properties>
      <style:text-properties officeooo:paragraph-rsid="0019354d"/>
    </style:style>
    <style:style style:name="P3" style:family="paragraph" style:parent-style-name="Standard">
      <style:paragraph-properties fo:text-align="center" style:justify-single-word="false"/>
      <style:text-properties fo:font-size="11pt" style:font-size-asian="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9pt" style:font-size-asian="9pt"/>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7" style:family="paragraph" style:parent-style-name="BodyAuthor">
      <style:text-properties officeooo:paragraph-rsid="001a1ace"/>
    </style:style>
    <style:style style:name="P8" style:family="paragraph" style:parent-style-name="Footnote">
      <style:text-properties fo:font-size="8pt" officeooo:rsid="005536f0" officeooo:paragraph-rsid="005536f0" style:font-size-asian="12pt" style:font-size-complex="12pt"/>
    </style:style>
    <style:style style:name="P9" style:family="paragraph" style:parent-style-name="BodyContact" style:list-style-name="ContactList"/>
    <style:style style:name="P10" style:family="paragraph" style:parent-style-name="BodyTitle" style:master-page-name="First_20_Page">
      <style:paragraph-properties style:page-number="auto"/>
      <style:text-properties fo:language="en" fo:country="GB" officeooo:paragraph-rsid="004430ad"/>
    </style:style>
    <style:style style:name="P11" style:family="paragraph" style:parent-style-name="BodyTitle">
      <style:text-properties fo:language="en" fo:country="GB" officeooo:paragraph-rsid="004430ad"/>
    </style:style>
    <style:style style:name="P12" style:family="paragraph" style:parent-style-name="Footer" style:master-page-name="Standard">
      <style:paragraph-properties style:page-number="auto"/>
      <style:text-properties fo:font-style="normal" officeooo:paragraph-rsid="0019354d" style:font-style-asian="normal" style:font-style-complex="normal"/>
    </style:style>
    <style:style style:name="P13" style:family="paragraph" style:parent-style-name="Header">
      <style:paragraph-properties fo:text-align="start" style:justify-single-word="false">
        <style:tab-stops>
          <style:tab-stop style:position="5.8272in" style:type="right"/>
        </style:tab-stops>
      </style:paragraph-properties>
    </style:style>
    <style:style style:name="P14"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5" style:family="paragraph" style:parent-style-name="Heading_20_2" style:list-style-name="WWNum1"/>
    <style:style style:name="P16" style:family="paragraph" style:parent-style-name="Heading_20_3" style:list-style-name="WWNum1"/>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text-properties officeooo:paragraph-rsid="005536f0"/>
    </style:style>
    <style:style style:name="P19"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T1" style:family="text">
      <style:text-properties style:font-name="Symbol1"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T17" style:family="text">
      <style:text-properties fo:font-size="10pt" fo:font-style="italic" officeooo:rsid="0056e7a4" style:font-size-asian="12pt" style:font-size-complex="12pt"/>
    </style:style>
    <style:style style:name="T18" style:family="text">
      <style:text-properties fo:font-size="10pt" fo:language="en" fo:country="GB" fo:font-style="italic" officeooo:rsid="001a5ed6" style:font-size-asian="10pt" style:font-style-asian="italic" style:font-size-complex="10pt" style:font-style-complex="italic"/>
    </style:style>
    <style:style style:name="T19" style:family="text">
      <style:text-properties fo:font-size="10pt" fo:language="en" fo:country="GB" fo:font-style="italic" officeooo:rsid="005ef82e" style:font-size-asian="10pt" style:font-style-asian="italic" style:font-size-complex="10pt" style:font-style-complex="italic"/>
    </style:style>
    <style:style style:name="T20" style:family="text">
      <style:text-properties officeooo:rsid="005ef82e"/>
    </style:style>
    <style:style style:name="T21" style:family="text">
      <style:text-properties officeooo:rsid="0056e7a4"/>
    </style:style>
    <style:style style:name="T22" style:family="text">
      <style:text-properties officeooo:rsid="0012ff0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0"/>
        <text:p text:style-name="P11">Title</text:p>
        <text:p text:style-name="P7">First Author<text:span text:style-name="Author-superscripts">a,</text:span><text:span text:style-name="Author-superscripts"><text:note text:id="ftn1" text:note-class="footnote"><text:note-citation text:label="*">*</text:note-citation><text:note-body><text:p text:style-name="P8">Presenter</text:p></text:note-body></text:note></text:span> <text:span text:style-name="T14">and </text:span><text:span text:style-name="T15">Second</text:span><text:span text:style-name="T14"> Author</text:span><text:span text:style-name="Author-superscripts">a,b</text:span></text:p>
        <text:list xml:id="list3550900553" text:style-name="ContactList">
          <text:list-item>
            <text:p text:style-name="P9">Institution,<text:line-break/>Street number, City, Country</text:p>
          </text:list-item>
          <text:list-item>
            <text:p text:style-name="P9">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
        <text:p text:style-name="meeting"/>
        <text:p text:style-name="meeting"/>
        <text:p text:style-name="meeting"/>
        <text:p text:style-name="meeting"/>
        <text:p text:style-name="meeting"/>
        <text:p text:style-name="P18"><text:span text:style-name="T18">37th International Cosmic Ray Conference (ICRC 2021)<text:line-break/></text:span><text:span text:style-name="T19">J</text:span><text:span text:style-name="T18">uly 12th – 23rd, 2021<text:line-break/>Online – Berlin, Germany</text:span></text:p>
      </text:section>
      <text:list xml:id="list1925738028" text:style-name="WWNum1">
        <text:list-item>
          <text:h text:style-name="P14"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94830940747316" text:continue-numbering="true" text:style-name="WWNum1">
        <text:list-item>
          <text:list>
            <text:list-item>
              <text:h text:style-name="P15"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94832429558513" text:continue-numbering="true" text:style-name="WWNum1">
        <text:list-item>
          <text:list>
            <text:list-item>
              <text:list>
                <text:list-item>
                  <text:h text:style-name="P16"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3027770333" text:style-name="WWNum2">
        <text:list-item>
          <text:p text:style-name="P19">F. Baggins, <text:span text:style-name="T10">Quantum effects of the One Ring</text:span>, <text:span text:style-name="T10">JHEP </text:span><text:span text:style-name="T11">01 </text:span>(3021) 006 [<text:span text:style-name="T12">hep-th/2001033</text:span>]</text:p>
        </text:list-item>
        <text:list-item>
          <text:p text:style-name="P19">B. Baggins, <text:span text:style-name="T10">There and back again</text:span>, Imladris Editions, Rivendell 3018.</text:p>
        </text:list-item>
        <text:list-item>
          <text:p text:style-name="P19">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charset="x-symbol"/>
    <style:font-face style:name="Symbol" svg:font-family="Symbol" style:font-adornments="Regular" style:font-pitch="variable" style:font-charset="x-symbol"/>
    <style:font-face style:name="FreeSans" svg:font-family="FreeSans" style:font-family-generic="swiss"/>
    <style:font-face style:name="Lucidasans"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Wingdings1"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0783in" fo:margin-right="0.4335in" fo:margin-top="0.4165in" fo:margin-bottom="0.139in" style: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0835in" fo:margin-bottom="0in"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style:contextual-spacing="false" fo:line-height="120%"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0398in" fo:margin-bottom="0in"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style: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0783in" fo:margin-right="0in" fo:margin-top="0.0398in" fo:margin-bottom="0in" style:contextual-spacing="false" fo:text-align="start" style:justify-single-word="false" fo:orphans="2" fo:widows="2" fo:hyphenation-ladder-count="no-limit" fo:text-indent="0in"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1"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actList">
      <text:list-level-style-number text:level="1" text:style-name="Author-superscripts" style:num-format="a">
        <style:list-level-properties text:list-level-position-and-space-mode="label-alignment">
          <style:list-level-label-alignment text:label-followed-by="listtab" text:list-tab-stop-position="0.0783in" fo:text-indent="-0.0783in" fo:margin-left="0.078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8272in"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5.8272in"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officeooo:rsid="0056e7a4"/>
    </style:style>
    <style:style style:name="MT2" style:family="text">
      <style:text-properties officeooo:rsid="0012ff06"/>
    </style:style>
    <style:style style:name="MT3" style:family="text">
      <style:text-properties fo:font-size="10pt" fo:font-style="italic" officeooo:rsid="0056e7a4" style:font-size-asian="12pt" style:font-size-complex="12pt"/>
    </style:style>
    <style:style style:name="MT4" style:family="text">
      <style:text-properties style:font-name="Symbol1" fo:font-size="7pt" style:font-name-asian="Symbol2" style:font-size-asian="7pt" style:font-name-complex="Symbol2" style:font-size-complex="7pt"/>
    </style:style>
    <style:style style:name="MT5" style:family="text">
      <style:text-properties fo:font-size="8pt" fo:language="en" fo:country="US" style:font-size-asian="8pt"/>
    </style:style>
    <style:style style:name="MT6" style:family="text">
      <style:text-properties fo:font-size="6pt" fo:language="en" fo:country="US" officeooo:rsid="0019354d" style:font-size-asian="6pt" style:font-size-complex="6pt"/>
    </style:style>
    <style:style style:name="MT7" style:family="text">
      <style:text-properties fo:font-size="6pt" fo:language="en" fo:country="US" fo:font-style="normal" officeooo:rsid="0019354d" style:font-size-asian="6pt" style:font-style-asian="normal" style:font-size-complex="6pt" style:font-style-complex="normal"/>
    </style:style>
    <style:style style:name="MT8" style:family="text">
      <style:text-properties fo:font-size="6pt" fo:language="en" fo:country="US" fo:font-style="italic" officeooo:rsid="0019354d" style:font-size-asian="6pt" style:font-style-asian="italic" style:font-size-complex="6pt" style:font-style-complex="italic"/>
    </style:style>
    <style:style style:name="MT9" style:family="text">
      <style:text-properties fo:font-size="6pt" officeooo:rsid="0012ff06" style:font-size-asian="6pt" style:font-size-complex="6pt"/>
    </style:style>
    <style:style style:name="MT10" style:family="text">
      <style:text-properties fo:font-size="6pt" officeooo:rsid="004775ab" style:font-size-asian="6pt" style:font-size-complex="6pt"/>
    </style:style>
    <style:style style:name="MT11" style:family="text"/>
    <style:style style:name="MT12" style:family="text">
      <style:text-properties fo:font-size="11pt" style:font-size-asian="11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681in" fo:page-height="11.6929in" style:num-format="1" style:print-orientation="portrait" fo:margin-top="0.5201in" fo:margin-bottom="0.7874in" fo:margin-left="1.1811in" fo:margin-right="1.1811in" fo:background-color="transparent"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none"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style:style style:name="Mdp1" style:family="drawing-page">
      <style:drawing-page-properties draw:fill="none" draw:fill-color="#729fcf"/>
    </style:style>
    <style:style style:name="Mdp2" style:family="drawing-page">
      <style:drawing-page-properties draw:fill="none" draw:fill-color="#ffffff" draw:opacity="100%"/>
    </style:style>
    <style:style style:name="Mdp3"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text:span text:style-name="MT1">S</text:span><text:span text:style-name="MT2">hort title </text:span><text:span text:style-name="MT1">for header</text:span><text:span text:style-name="MT2"><text:tab/></text:span><text:span text:style-name="MT3">First Author</text:span></text:p>
      </style:header>
      <style:footer>
        <text:p text:style-name="MP2"><text:page-number text:select-page="current">2</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5.9075in" svg:height="0.6217in" draw:z-index="0"><draw:image xlink:href="Pictures/100002010000051F0000008A1B8BE16D07BC7DA5.png" xlink:type="simple" xlink:show="embed" xlink:actuate="onLoad" draw:mime-type="image/png"/></draw:frame><draw:frame draw:style-name="Mfr2" draw:name="Image2" text:anchor-type="char" svg:x="4.0957in" svg:y="0.6453in" svg:width="1.811in" svg:height="0.689in" draw:z-index="1"><draw:image xlink:href="Pictures/100000000000022B000000D3136611B3B0F463B1.jpg" xlink:type="simple" xlink:show="embed" xlink:actuate="onLoad" draw:mime-type="image/jpeg"/></draw:frame></text:p>
      </style:header>
      <style:footer>
        <text:p text:style-name="MP3"><text:span text:style-name="MT4"></text:span><text:span text:style-name="MT5"> </text:span><text:span text:style-name="MT6">Copyright owned by the author(s) under the terms of the Creative Commons </text:span></text:p>
        <text:p text:style-name="MP4"><text:span text:style-name="MT7">Attribution-NonCommercial-NoDerivatives 4.0 International License (CC BY-NC-ND 4.0).</text:span><text:span text:style-name="MT8"><text:tab/></text:span><text:a xlink:type="simple" xlink:href="http://pos.sissa.it/" text:style-name="Internet_20_link" text:visited-style-name="Visited_20_Internet_20_Link"><text:span text:style-name="Internet_20_link"><text:span text:style-name="MT9">http</text:span></text:span></text:a><text:a xlink:type="simple" xlink:href="http://pos.sissa.it/" text:style-name="Internet_20_link" text:visited-style-name="Visited_20_Internet_20_Link"><text:span text:style-name="Internet_20_link"><text:span text:style-name="MT10">s</text:span></text:span></text:a><text:a xlink:type="simple" xlink:href="http://pos.sissa.it/" text:style-name="Internet_20_link" text:visited-style-name="Visited_20_Internet_20_Link"><text:span text:style-name="Internet_20_link"><text:span text:style-name="MT9">://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12"><text:s text:c="5"/></text:span><text:span text:style-name="MT12"><text:page-number text:select-page="current">0</text:page-number></text:span><text:span text:style-name="MT12"><text:line-break/></text:span></text:p>
        <text:p text:style-name="MP7"/>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7.0.1.2$MacOSX_X86_64 LibreOffice_project/7cbcfc562f6eb6708b5ff7d7397325de9e764452</meta:generator>
    <meta:document-statistic meta:table-count="0" meta:image-count="2" meta:object-count="0" meta:page-count="2" meta:paragraph-count="24" meta:word-count="530" meta:character-count="3586" meta:non-whitespace-character-count="30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